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15ed3" officeooo:paragraph-rsid="00115ed3"/>
    </style:style>
    <style:style style:name="P2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15ed3" officeooo:paragraph-rsid="00115ed3" style:font-name-asian="Nimbus Mono L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<text:s text:c="3"/>13. ( <text:s/>1) xT # facilities</text:p>
            <text:p text:style-name="P3"><text:s text:c="3"/>60. ( <text:s/>1) xx # exhaustive</text:p>
            <text:p text:style-name="P3"><text:s text:c="3"/>65. ( <text:s/>1) xx # exhausts</text:p>
            <text:p text:style-name="P3"><text:s text:c="2"/>135. ( <text:s/>2) xx # suppression</text:p>
            <text:p text:style-name="P3"><text:s text:c="2"/>158. ( <text:s/>1) xT # extends</text:p>
            <text:p text:style-name="P3"><text:s text:c="2"/>163. ( <text:s/>1) xx # exhausted</text:p>
            <text:p text:style-name="P3"><text:s text:c="2"/>164. ( <text:s/>1) xT # implies</text:p>
            <text:p text:style-name="P3"><text:s text:c="2"/>168. ( <text:s/>1) xT # boundaries</text:p>
            <text:p text:style-name="P3"><text:s text:c="2"/>175. ( <text:s/>1) xx # carriage</text:p>
            <text:p text:style-name="P3"><text:s text:c="2"/>210. ( <text:s/>1) 3T # spot</text:p>
            <text:p text:style-name="P3"><text:s text:c="2"/>212. ( <text:s/>1) xx # skip-over</text:p>
            <text:p text:style-name="P3"><text:s text:c="2"/>213. ( <text:s/>1) xx # suppressed</text:p>
            <text:p text:style-name="P3"><text:s text:c="2"/>236. ( <text:s/>2) xx # rudimentary</text:p>
            <text:p text:style-name="P3"><text:s text:c="2"/>265. ( <text:s/>1) xT # furthermore</text:p>
            <text:p text:style-name="P3"><text:s text:c="2"/>277. ( <text:s/>1) 3T # apart</text:p>
          </table:table-cell>
          <table:table-cell table:style-name="Table1.B1" office:value-type="string">
            <text:p text:style-name="P3">13. (1) Услуги xT #</text:p>
            <text:p text:style-name="P3">    60. (1) хх # исчерпывающий</text:p>
            <text:p text:style-name="P3">    65. (1) хх # исчерпывает</text:p>
            <text:p text:style-name="P3">   135. (2) хх # подавление</text:p>
            <text:p text:style-name="P3">   158. (1) XT # расширяется</text:p>
            <text:p text:style-name="P3">   163. (1) xx # исчерпан</text:p>
            <text:p text:style-name="P3">   164. (1) xT # подразумевает</text:p>
            <text:p text:style-name="P3">   168. (1) xT # границы</text:p>
            <text:p text:style-name="P3">   175. (1) хх # вагон</text:p>
            <text:p text:style-name="P3">   210. (1) 3T # пятно</text:p>
            <text:p text:style-name="P3">   212. (1) xx # пропуск</text:p>
            <text:p text:style-name="P3">   213. (1) хх # подавлено</text:p>
            <text:p text:style-name="P3">   236. (2) xx # рудиментарный</text:p>
            <text:p text:style-name="P3">   265. (1) xT # далее</text:p>
            <text:p text:style-name="P3">   277. (1) 3T # друг от друга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</table:table>
      <text:p text:style-name="P1">=== Word number is 892</text:p>
      <text:p text:style-name="P1"/>
      <text:p text:style-name="P1">=== Unique word number is 311</text:p>
      <text:p text:style-name="P1"><text:s text:c="2"/></text:p>
      <text:p text:style-name="P1"/>
      <text:p text:style-name="P1">=== Unknown word number is 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18:55:11.252255265</dc:date>
    <meta:editing-duration>PT32S</meta:editing-duration>
    <meta:editing-cycles>1</meta:editing-cycles>
    <meta:document-statistic meta:table-count="1" meta:image-count="0" meta:object-count="0" meta:page-count="1" meta:paragraph-count="34" meta:word-count="184" meta:character-count="869" meta:non-whitespace-character-count="624"/>
    <meta:generator>LibreOffice/5.1.6.2$Linux_X86_64 LibreOffice_project/10m0$Build-2</meta:generator>
  </office:meta>
</office:document-meta>
</file>